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7cm" fo:min-width="2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5cm" svg:y="0cm"/>
          <draw:glue-point draw:id="7" svg:x="-5cm" svg:y="0cm"/>
          <draw:glue-point draw:id="8" svg:x="0cm" svg:y="0cm"/>
          <draw:path draw:style-name="gr1" draw:layer="layout" svg:width="2.5cm" svg:height="2cm" svg:x="0cm" svg:y="0cm" svg:viewBox="0 0 2501 2001" svg:d="m1100 0h300c800 400 1101 600 1101 1000s-301 600-1101 1001h-300c-800-401-1100-601-1100-1001s300-600 1100-1000z">
            <text:p/>
          </draw:path>
          <draw:frame draw:style-name="gr2" draw:layer="layout" svg:width="2cm" svg:height="1.7cm" svg:x="0.25cm" svg:y="0.15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DL - Service</dc:title>
    <meta:creation-date>2011-02-07T16:58:29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